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 &quot;" office:value-type="string" office:string-value="0x2f: { &quot;id&quot;: 0x2f, &quot;name&quot;: &quot;Agoda Village&quot;, &quot;code&quot;: &quot;Agoda&quot;, }, " calcext:value-type="string">
            <text:p>0x2f: { "id": 0x2f, "name": "Agoda Village", "code": "Agoda", }, 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Field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 &quot;" office:value-type="string" office:string-value="0x8: { &quot;id&quot;: 0x8, &quot;name&quot;: &quot;Hyrule Field (Forest Realm)&quot;, &quot;code&quot;: &quot;ForestField&quot;, }, " calcext:value-type="string">
            <text:p>0x8: { "id": 0x8, "name": "Hyrule Field (Forest Realm)", "code": "ForestField", }, 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 &quot;" office:value-type="string" office:string-value="0x29: { &quot;id&quot;: 0x29, &quot;name&quot;: &quot;Castle Town&quot;, &quot;code&quot;: &quot;CastleTown&quot;, }, " calcext:value-type="string">
            <text:p>0x29: { "id": 0x29, "name": "Castle Town", "code": "CastleTown", }, 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 &quot;" office:value-type="string" office:string-value="0x28: { &quot;id&quot;: 0x28, &quot;name&quot;: &quot;Hyrule Castle&quot;, &quot;code&quot;: &quot;Castle&quot;, }, " calcext:value-type="string">
            <text:p>0x28: { "id": 0x28, "name": "Hyrule Castle", "code": "Castle", }, 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 &quot;" office:value-type="string" office:string-value="0x50: { &quot;id&quot;: 0x50, &quot;name&quot;: &quot;Watching a cutscene…&quot;, &quot;code&quot;: &quot;Cutscene&quot;, }, " calcext:value-type="string">
            <text:p>0x50: { "id": 0x50, "name": "Watching a cutscene…", "code": "Cutscene", }, </text:p>
          </table:table-cell>
        </table:table-row>
        <table:table-row table:style-name="ro1">
          <table:table-cell table:number-columns-repeated="3"/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9:00:15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3-30T19:50:15.514000000</dc:date>
    <meta:editing-duration>PT1H14M36S</meta:editing-duration>
    <meta:editing-cycles>8</meta:editing-cycles>
    <meta:generator>LibreOffice/6.3.4.2$Windows_X86_64 LibreOffice_project/60da17e045e08f1793c57c00ba83cdfce946d0aa</meta:generator>
    <meta:document-statistic meta:table-count="1" meta:cell-count="46" meta:object-count="0"/>
  </office:meta>
</office:document-meta>
</file>